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2000001C2EAD3FF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nux Biolinum" svg:font-family="'Linux Biolinum'" style:font-adornments="Normal" style:font-pitch="variable"/>
    <style:font-face style:name="Linux Biolinum Slanted" svg:font-family="'Linux Biolinum Slanted'" style:font-adornments="Bold Slanted"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808080" style:shadow="none"/>
      <style:text-properties fo:color="#808080"/>
    </style:style>
    <style:style style:name="P2" style:family="paragraph" style:parent-style-name="Footer">
      <style:paragraph-properties fo:padding="0cm" fo:border-left="none" fo:border-right="none" fo:border-top="0.002cm solid #808080" fo:border-bottom="none" style:shadow="none"/>
      <style:text-properties fo:color="#808080" style:font-size-asian="10.5pt"/>
    </style:style>
    <style:style style:name="P3" style:family="paragraph" style:parent-style-name="Text_20_body">
      <style:text-properties style:use-window-font-color="tru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style:font-name="Linux Biolinum" fo:font-size="12pt"/>
    </style:style>
    <style:style style:name="P7" style:family="paragraph" style:parent-style-name="Text_20_body">
      <style:paragraph-properties fo:text-align="justify" style:justify-single-word="false"/>
    </style:style>
    <style:style style:name="P8" style:family="paragraph" style:parent-style-name="Standard">
      <style:text-properties style:use-window-font-color="true"/>
    </style:style>
    <style:style style:name="P9" style:family="paragraph" style:parent-style-name="Preformatted_20_Text">
      <style:paragraph-properties fo:text-align="justify" style:justify-single-word="false"/>
    </style:style>
    <style:style style:name="P10" style:family="paragraph" style:parent-style-name="Preformatted_20_Text">
      <style:paragraph-properties fo:margin-top="0cm" fo:margin-bottom="0.499cm"/>
    </style:style>
    <style:style style:name="P11" style:family="paragraph" style:parent-style-name="Text_20_body">
      <style:paragraph-properties fo:margin-left="1.27cm" fo:margin-right="0cm" fo:text-indent="-1.27cm" style:auto-text-indent="false">
        <style:tab-stops/>
      </style:paragraph-properties>
    </style:style>
    <style:style style:name="P12" style:family="paragraph" style:parent-style-name="Titre_20_licence">
      <style:text-properties fo:font-weight="bold" style:font-weight-asian="bold" style:font-weight-complex="bold"/>
    </style:style>
    <style:style style:name="P13" style:family="paragraph" style:parent-style-name="Heading_20_4" style:master-page-name="">
      <style:paragraph-properties fo:margin-top="0.423cm" fo:margin-bottom="0.212cm" fo:text-align="justify" style:justify-single-word="false" style:page-number="auto" fo:keep-with-next="always"/>
    </style:style>
    <style:style style:name="P14" style:family="paragraph" style:parent-style-name="Heading_20_4" style:master-page-name="">
      <style:paragraph-properties fo:margin-top="0.423cm" fo:margin-bottom="0.212cm" fo:text-align="justify" style:justify-single-word="false" style:page-number="auto" fo:keep-with-next="always"/>
      <style:text-properties style:font-name="Linux Biolinum" style:font-name-asian="Microsoft YaHei" style:font-name-complex="Mangal"/>
    </style:style>
    <style:style style:name="P15" style:family="paragraph" style:parent-style-name="Heading_20_5" style:master-page-name="">
      <style:paragraph-properties fo:margin-top="0.423cm" fo:margin-bottom="0.212cm" fo:text-align="justify" style:justify-single-word="false" style:page-number="auto" fo:keep-with-next="always"/>
    </style:style>
    <style:style style:name="P16" style:family="paragraph" style:parent-style-name="List_20_Contents" style:list-style-name="L1"/>
    <style:style style:name="P17" style:family="paragraph" style:parent-style-name="List_20_Contents" style:list-style-name="L2"/>
    <style:style style:name="P18" style:family="paragraph" style:parent-style-name="List_20_Contents" style:list-style-name="L3"/>
    <style:style style:name="P19" style:family="paragraph" style:parent-style-name="List_20_Contents" style:list-style-name="L4"/>
    <style:style style:name="P20" style:family="paragraph" style:parent-style-name="List_20_Contents" style:list-style-name="L5"/>
    <style:style style:name="P21" style:family="paragraph" style:parent-style-name="List_20_Contents" style:list-style-name="L6"/>
    <style:style style:name="P22" style:family="paragraph" style:parent-style-name="List_20_Contents" style:list-style-name="L7"/>
    <style:style style:name="P23" style:family="paragraph" style:parent-style-name="List_20_Contents" style:list-style-name="L8"/>
    <style:style style:name="P24" style:family="paragraph" style:parent-style-name="List_20_Contents" style:list-style-name="L9"/>
    <style:style style:name="P25" style:family="paragraph" style:parent-style-name="List_20_Contents" style:list-style-name="L10"/>
    <style:style style:name="P26" style:family="paragraph" style:parent-style-name="List_20_Contents" style:list-style-name="L11"/>
    <style:style style:name="P27" style:family="paragraph" style:parent-style-name="List_20_Contents" style:list-style-name="L12"/>
    <style:style style:name="P28" style:family="paragraph" style:parent-style-name="List_20_Contents" style:list-style-name="L13"/>
    <style:style style:name="P29" style:family="paragraph" style:parent-style-name="List_20_Contents" style:list-style-name="L14"/>
    <style:style style:name="P30" style:family="paragraph" style:parent-style-name="List_20_Contents" style:list-style-name="L15">
      <style:text-properties style:use-window-font-color="true"/>
    </style:style>
    <style:style style:name="P31" style:family="paragraph" style:parent-style-name="List_20_Contents" style:list-style-name="L16">
      <style:text-properties style:use-window-font-color="true"/>
    </style:style>
    <style:style style:name="P32" style:family="paragraph" style:parent-style-name="List_20_Contents" style:list-style-name="L17"/>
    <style:style style:name="P33" style:family="paragraph" style:parent-style-name="List_20_Contents" style:list-style-name="L18"/>
    <style:style style:name="P34" style:family="paragraph" style:parent-style-name="List_20_Contents" style:list-style-name="L18" style:master-page-name="">
      <style:paragraph-properties fo:text-align="justify" style:justify-single-word="false" style:page-number="auto"/>
    </style:style>
    <style:style style:name="P35" style:family="paragraph" style:parent-style-name="Title" style:master-page-name="First_20_Page">
      <style:paragraph-properties style:page-number="auto"/>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Heading_20_2">
      <style:text-properties fo:font-style="normal" style:font-style-asian="normal" style:font-style-complex="normal"/>
    </style:style>
    <style:style style:name="P39" style:family="paragraph" style:parent-style-name="Heading_20_2">
      <style:text-properties style:use-window-font-color="true"/>
    </style:style>
    <style:style style:name="P40" style:family="paragraph" style:parent-style-name="Contents_20_2">
      <style:paragraph-properties>
        <style:tab-stops>
          <style:tab-stop style:position="14.501cm" style:type="right" style:leader-style="dotted" style:leader-text="."/>
        </style:tab-stops>
      </style:paragraph-properties>
    </style:style>
    <style:style style:name="P41" style:family="paragraph" style:parent-style-name="Heading_20_3" style:master-page-name="">
      <style:paragraph-properties fo:margin-top="0.423cm" fo:margin-bottom="0.212cm" fo:text-align="justify" style:justify-single-word="false" style:page-number="auto" fo:keep-with-next="always"/>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style:font-name="DejaVu Sans" style:font-name-asian="DejaVu Sans" style:font-name-complex="DejaVu Sans"/>
    </style:style>
    <style:style style:name="T3" style:family="text">
      <style:text-properties style:use-window-font-color="true"/>
    </style:style>
    <style:style style:name="T4" style:family="text">
      <style:text-properties style:use-window-font-color="true" style:font-name="DejaVu Sans" style:font-name-asian="DejaVu Sans" style:font-name-complex="DejaVu Sans"/>
    </style:style>
    <style:style style:name="T5" style:family="text">
      <style:text-properties style:use-window-font-color="true" fo:font-weight="bold" style:font-weight-asian="bold" style:font-weight-complex="bold"/>
    </style:style>
    <style:style style:name="T6" style:family="text">
      <style:text-properties style:use-window-font-color="true"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Linux Biolinum" style:font-name-asian="Microsoft YaHei" style:font-name-complex="Mangal"/>
    </style:style>
    <style:style style:name="T12" style:family="text">
      <style:text-properties style:font-name="Linux Biolinum" fo:font-style="normal" style:font-name-asian="Microsoft YaHei" style:font-name-complex="Mangal"/>
    </style:style>
    <style:style style:name="T13" style:family="text">
      <style:text-properties style:font-name="Linux Biolinum" fo:font-size="12pt" style:font-size-asian="10.5pt"/>
    </style:style>
    <style:style style:name="T1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enctype="multipart/formdata" form:method="post" form:control-implementation="ooo:com.sun.star.form.component.Form" office:target-frame="" xlink:href="file:///Accueil/tabid/36/ctl/Terms/language/fr-FR/Default.aspx" xlink:type="simple">
          <form:properties>
            <form:property form:property-name="PropertyChangeNotificationEnabled" office:value-type="boolean" office:boolean-value="true"/>
          </form:properties>
        </form:form>
        <form:form form:name="Form" form:apply-filter="true" form:enctype="multipart/formdata" form:method="post" form:control-implementation="ooo:com.sun.star.form.component.Form" office:target-frame="" xlink:href="file:///Accueil/tabid/36/ctl/Terms/language/fr-FR/Default.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title>Recensement des besoins pour le SI du Rotary</text:title></text:p>
      <text:p text:style-name="Subtitle">Pseudo cahier des charge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7"><text:s/>1.Présentation générale<text:tab/>5</text:p>
          <text:p text:style-name="P37"><text:s/>2.Gestion des personnes<text:tab/>7</text:p>
          <text:p text:style-name="P40"><text:s/>2.1.Besoins par club<text:tab/>7</text:p>
          <text:p text:style-name="P40"><text:s/>2.2.Besoins par district<text:tab/>7</text:p>
          <text:p text:style-name="P40"><text:s/>2.3.Besoins par multidistrict<text:tab/>8</text:p>
          <text:p text:style-name="P40"><text:s/>2.4.Données sur les personnes<text:tab/>8</text:p>
          <text:p text:style-name="P40"><text:s/>2.5.Mandats des personnes<text:tab/>9</text:p>
          <text:p text:style-name="P37"><text:s/>3.Site de publication<text:tab/>10</text:p>
          <text:p text:style-name="P40"><text:s/>3.1.Accès aux articles<text:tab/>10</text:p>
          <text:p text:style-name="P40"><text:s/>3.2.Cycle de validation des articles<text:tab/>10</text:p>
          <text:p text:style-name="P40"><text:s/>3.3.Accès au site web<text:tab/>10</text:p>
          <text:p text:style-name="P40"><text:s/>3.4.Rubriques des articles<text:tab/>11</text:p>
          <text:p text:style-name="P37"><text:s/>4.Gestion des événements<text:tab/>12</text:p>
          <text:p text:style-name="P40"><text:s/>4.1.Principe général<text:tab/>12</text:p>
          <text:p text:style-name="P40"><text:s/>4.2.Invitations et inscriptions<text:tab/>12</text:p>
          <text:p text:style-name="P40"><text:s/>4.3.Page « Agenda »<text:tab/>13</text:p>
          <text:p text:style-name="P37"><text:s/>5.Ventes en ligne<text:tab/>14</text:p>
          <text:p text:style-name="P40"><text:s/>5.1.Gestion des produits<text:tab/>14</text:p>
          <text:p text:style-name="P40"><text:s/>5.2.Suivi des ventes et encaissements<text:tab/>14</text:p>
          <text:p text:style-name="P40"><text:s/>5.3.Suivi des virements<text:tab/>14</text:p>
          <text:p text:style-name="P37"><text:s/>6.Enquêtes<text:tab/>15</text:p>
          <text:p text:style-name="P37"><text:s/>7.Exemples de mandats<text:tab/>16</text:p>
          <text:p text:style-name="P40"><text:s/>7.1.Mon propre cas<text:tab/>16</text:p>
          <text:p text:style-name="P37"><text:s/>8.Annexes<text:tab/>18</text:p>
          <text:p text:style-name="P40"><text:s/>8.1.Contraintes techniques<text:tab/>18</text:p>
          <text:p text:style-name="P40"><text:s/>8.2.Contraintes financières<text:tab/>18</text:p>
          <text:p text:style-name="P40"><text:s/>8.3.Conditions d'utilisation<text:tab/>18</text:p>
        </text:index-body>
      </text:table-of-content>
      <text:p text:style-name="Text_20_body"/>
      <text:h text:style-name="P36" text:outline-level="1">Présentation générale</text:h>
      <text:p text:style-name="Text_20_body">Ce document a pour but de vous informer sur la structure du système d'information du Rotary.</text:p>
      <text:p text:style-name="Text_20_body">Afin de ne pas revenir sur le développement dans les années futures, j'ai orienté dès à présent ce système pour qu'il gère d'autres <text:span text:style-name="T1">District</text:span><text:span text:style-name="T1">s</text:span> que le nôtre.</text:p>
      <text:p text:style-name="Text_20_body">Ce document bien que succinct doit vous permettre de comprendre comment ce système est architecturé. L'accès à ce système se fera via son navigateur favoris. Seuls <text:span text:style-name="T1">I</text:span><text:span text:style-name="T1">nternet </text:span><text:span text:style-name="T1">E</text:span><text:span text:style-name="T1">xplorer</text:span><text:span text:style-name="T1"><office:annotation><dc:creator>Brice TEXIER</dc:creator><dc:date>2012-05-08T23:56:03.73</dc:date><text:p text:style-name="P42"><text:span text:style-name="T14">Je n'aurai pas le temps de faire des tests sous IE...</text:span></text:p></office:annotation></text:span>, <text:span text:style-name="T1">Mozilla </text:span><text:span text:style-name="T1">Firefox</text:span> et <text:span text:style-name="T1">Google </text:span><text:span text:style-name="T1">Chrome</text:span> sont testés.</text:p>
      <text:p text:style-name="Text_20_body">Je vous demande de le critiquer et, bien que le développement soit avancé, il est tout à fait possible d'y apporter des amendements.<office:annotation><dc:creator>Brice TEXIER</dc:creator><dc:date>2012-05-08T23:57:06.73</dc:date><text:p text:style-name="P42"><text:span text:style-name="T14">Sans trop tarder...</text:span></text:p></office:annotation></text:p>
      <text:p text:style-name="Text_20_body">Dans un premier temps ce système est orienté utilisation par les membres du Rotary et n'a pas pour vocation d'être une vitrine du Rotary. Ce système est orienté selon 3 axes :</text:p>
      <text:list xml:id="list35269938" text:style-name="L1">
        <text:list-item>
          <text:p text:style-name="P16">Gestion des membres et son historisation</text:p>
        </text:list-item>
        <text:list-item>
          <text:p text:style-name="P16">Mémoire de la documentation de <text:span text:style-name="T1">Clubs</text:span> et <text:span text:style-name="T1">District</text:span><text:span text:style-name="T1">s</text:span></text:p>
        </text:list-item>
        <text:list-item>
          <text:p text:style-name="P16">Aide à la gestion des événements en normalisant les procédures via ce site pour aider les clubs dans la confection des invitations, gestion des listes de présence et pour ceux qui le souhaite ce système pourra gérer le paiement en ligne. Je sais que ce sujet est sensible mais il va falloir se l'approprier.</text:p>
        </text:list-item>
      </text:list>
      <text:p text:style-name="Text_20_body">Ce système a pour but de soulager les clubs dans leur gestion et historiser tous les moments rotariens. Aujourd'hui, trop d'énergie est dépensé dans chaque club et District pour faire la même gestion chacun dans son coin. Il est temps d'y mettre un peu de mutualisation et normalisation. Pour que ce système soit utile il faut que la base de données sous-jacente soit la plus fiable possible et qu'elle soit nourrie avec le plus grand soin possible. C'est à vous correspondant informatique qu'incombera cette tâche.</text:p>
      <text:p text:style-name="Text_20_body">Une fois identifié chaque membre aura un droit de visualisation sur l'ensemble des données de notre mouvement. Certains documents pourront malgré tout être confinés dans des espaces réservés pour chaque club ou District. Les membres n'auront aucun accès pour modifier leur données personnelles. Seuls vous pourrez le faire pour eux. Chaque membre pourra soumettre un article à un responsable des articles au niveau du club ou District afin que lui seul les classes dans les bonnes rubriques.</text:p>
      <text:p text:style-name="Text_20_body">Les accès sont définis comme suit :</text:p>
      <text:list xml:id="list35272284" text:style-name="L2">
        <text:list-item>
          <text:p text:style-name="P17"><text:span text:style-name="T7">M</text:span><text:span text:style-name="T7">embres</text:span> <text:span text:style-name="T2">→</text:span> visualisation</text:p>
        </text:list-item>
        <text:list-item>
          <text:p text:style-name="P17"><text:soft-page-break/><text:span text:style-name="T5">C</text:span><text:span text:style-name="T5">orrespondants informatiques</text:span><text:span text:style-name="T3"> </text:span><text:span text:style-name="T4">→</text:span><text:span text:style-name="T3"> insertion, modification, suppression, visualisation des info</text:span><text:span text:style-name="T3">rmation</text:span><text:span text:style-name="T3">s et gestion des accès au niveau club</text:span></text:p>
        </text:list-item>
        <text:list-item>
          <text:p text:style-name="P17"><text:span text:style-name="T5">Responsables </text:span><text:span text:style-name="T5">de publication</text:span><text:span text:style-name="T3"> </text:span><text:span text:style-name="T4">→</text:span><text:span text:style-name="T3"> modification, validation, classement des articles au niveau club</text:span></text:p>
        </text:list-item>
        <text:list-item>
          <text:p text:style-name="P17"><text:span text:style-name="T5">Administrateurs district</text:span><text:span text:style-name="T3"> </text:span><text:span text:style-name="T4">→</text:span><text:span text:style-name="T3"> insertion, modification, suppression, visualisation des info</text:span><text:span text:style-name="T3">rmation</text:span><text:span text:style-name="T3">s District</text:span></text:p>
        </text:list-item>
        <text:list-item>
          <text:p text:style-name="P17"><text:span text:style-name="T5">Super administrateur</text:span><text:span text:style-name="T3"> </text:span><text:span text:style-name="T4">→</text:span><text:span text:style-name="T3"> Distribution des droits et accès pour les Clubs, Districts et Multidistricts</text:span></text:p>
        </text:list-item>
      </text:list>
      <text:p text:style-name="Text_20_body">Votre tâche sera conséquente lors de la mise en place des premières données. Ensuite il ne s'agira que de mise à jour ponctuelle lors du changement d'adresse e-mail d'un membre de votre club par exemple ou pour l'insertion des données d'un nouveau membre ou pour la création de nouveau mandat lorsque le nouveau comité est défini pour l'année futur.</text:p>
      <text:p text:style-name="Text_20_body">À la suite de ce propos vous trouverez la liste <text:span text:style-name="T7">exhaustive</text:span> des besoins qui sert à concevoir l'application web du système d'information.</text:p>
      <text:p text:style-name="Text_20_body">Pour que le système renvoie les informations en relations avec les besoins vous aurez 2 types d'informations à saisir :</text:p>
      <text:list xml:id="list35284105" text:style-name="L3">
        <text:list-item>
          <text:p text:style-name="P18">Les informations personnelles de chacun (nom, prénom, adresse, téléphone, profession, loisirs, aversion alimentaire, etc.)</text:p>
        </text:list-item>
        <text:list-item>
          <text:p text:style-name="P18">Les informations d'occupations de chacun dans notre mouvement. C'est ce que j'appelle plus loin dans mon propos « mandat ». Comme par exemple mandat de trésorier de telle date à telle date ou membre de la commission jeunesse du District de tel jour à tel jour etc. Vous trouverez en page <text:bookmark-ref text:reference-format="page" text:ref-name="__RefHeading__900_405683741">16</text:bookmark-ref> un exemple d'ensemble de mandats qu'il faudra aller rechercher et remplir pour <text:span text:style-name="T1">historiser</text:span> les données des membres de vos clubs respectifs.</text:p>
        </text:list-item>
      </text:list>
      <text:p text:style-name="Text_20_body">Si vous êtes courageux, vous pouvez m'envoyer vos listes de mandats afin de vérifier que les tables mises en œuvre stockent bien les bonnes informations.</text:p>
      <text:h text:style-name="Heading_20_1" text:outline-level="1">Gestion des personnes</text:h>
      <text:h text:style-name="Heading_20_2" text:outline-level="2"><text:span text:style-name="T9">Besoins</text:span> par club</text:h>
      <text:h text:style-name="Heading_20_3" text:outline-level="3">Lister les membres </text:h>
      <text:p text:style-name="Text_20_body">Chaque club doit pouvoir lister ses membres en fonction de plusieurs critères :</text:p>
      <text:list xml:id="list35271159" text:style-name="L4">
        <text:list-item>
          <text:p text:style-name="P19">Membre actifs ou membres historiques</text:p>
        </text:list-item>
        <text:list-item>
          <text:p text:style-name="P19">Par appartenance à des commissions, actions ou au comité</text:p>
          <text:list>
            <text:list-item>
              <text:p text:style-name="P19">À une date précise</text:p>
            </text:list-item>
            <text:list-item>
              <text:p text:style-name="P19">ou sur une période donnée (de date à date, avant ou après une certaine date) </text:p>
            </text:list-item>
          </text:list>
        </text:list-item>
      </text:list>
      <text:h text:style-name="Heading_20_3" text:outline-level="3">Lister les non-membres </text:h>
      <text:p text:style-name="Text_20_body">Chaque club doit pouvoir lister ses <text:span text:style-name="T1">non-</text:span><text:span text:style-name="T1">membres</text:span> en fonction de plusieurs critères :</text:p>
      <text:list xml:id="list35283706" text:style-name="L5">
        <text:list-item>
          <text:p text:style-name="P20">Par participation à un ou plusieurs évènements</text:p>
        </text:list-item>
        <text:list-item>
          <text:p text:style-name="P20">Par participation à un ou plusieurs types d'évènement</text:p>
        </text:list-item>
        <text:list-item>
          <text:p text:style-name="P20"><text:span text:style-name="T8">Par membre </text:span><text:span text:style-name="T1">parrain</text:span></text:p>
        </text:list-item>
      </text:list>
      <text:h text:style-name="Heading_20_3" text:outline-level="3">Renseigner et utiliser des listes de diffusion au niveau Club</text:h>
      <text:p text:style-name="Text_20_body">Chaque club doit avoir les moyens de mettre à jour les personnes qui lui sont plus ou moins liées :</text:p>
      <text:list xml:id="list35283068" text:style-name="L6">
        <text:list-item>
          <text:p text:style-name="P21">Ajouter, mettre à jour les comptes des membres et <text:span text:style-name="T1">non-membres</text:span>.</text:p>
        </text:list-item>
        <text:list-item>
          <text:p text:style-name="P21">Enregistrer les mandats des membres (avec mise à jour automatique des listes de diffusion)</text:p>
        </text:list-item>
      </text:list>
      <text:h text:style-name="Heading_20_2" text:outline-level="2">Besoins par district</text:h>
      <text:h text:style-name="Heading_20_3" text:outline-level="3">Lister les membres</text:h>
      <text:p text:style-name="Text_20_body">Chaque district doit pouvoir lister ses membres en fonction de plusieurs critères :</text:p>
      <text:list xml:id="list36456106" text:continue-list="list35271159" text:style-name="L4">
        <text:list-item>
          <text:p text:style-name="P19">Membre actifs ou membres historiques</text:p>
        </text:list-item>
        <text:list-item>
          <text:p text:style-name="P19">Par appartenance à des clubs</text:p>
        </text:list-item>
        <text:list-item>
          <text:p text:style-name="P19">Par appartenance à des commissions de club et/ou à des commissions de district</text:p>
          <text:list>
            <text:list-item>
              <text:p text:style-name="P19">À une date précise</text:p>
            </text:list-item>
            <text:list-item>
              <text:p text:style-name="P19">ou sur une période donnée (de date à date, avant ou après une certaine date) </text:p>
            </text:list-item>
          </text:list>
        </text:list-item>
      </text:list>
      <text:h text:style-name="Heading_20_3" text:outline-level="3"><text:soft-page-break/>Lister les comités de gouvernorat</text:h>
      <text:p text:style-name="P3">Chaque district doit pouvoir lister ses membres des comités de gouvernorat :</text:p>
      <text:list xml:id="list35283205" text:style-name="L7">
        <text:list-item>
          <text:p text:style-name="P22">À une date précise</text:p>
        </text:list-item>
        <text:list-item>
          <text:p text:style-name="P22">ou sur une période donnée (de date à date, avant ou après une certaine date) </text:p>
        </text:list-item>
      </text:list>
      <text:h text:style-name="Heading_20_3" text:outline-level="3">Renseigner et utiliser des listes de diffusion au niveau District</text:h>
      <text:p text:style-name="Text_20_body">Chaque district doit avoir les moyens de mettre à jour les mandats de ses responsables :</text:p>
      <text:list xml:id="list36460861" text:continue-list="list35283068" text:style-name="L6">
        <text:list-item>
          <text:p text:style-name="P21">Enregistrer les mandats des membres (avec mise à jour automatique des listes de diffusion)</text:p>
        </text:list-item>
      </text:list>
      <text:h text:style-name="Heading_20_2" text:outline-level="2">Besoins par multidistrict</text:h>
      <text:h text:style-name="Heading_20_3" text:outline-level="3">Lister les membres multidistrict</text:h>
      <text:p text:style-name="P4">Chaque multidistrict doit pouvoir lister ses membres en fonction de plusieurs critères :</text:p>
      <text:list xml:id="list36445087" text:continue-list="list36456106" text:style-name="L4">
        <text:list-item>
          <text:p text:style-name="P19">Membre actifs ou membres historiques</text:p>
        </text:list-item>
        <text:list-item>
          <text:p text:style-name="P19">Par appartenance à des clubs</text:p>
        </text:list-item>
        <text:list-item>
          <text:p text:style-name="P19">Par appartenance à des districts</text:p>
        </text:list-item>
        <text:list-item>
          <text:p text:style-name="P19">Par appartenance à des commissions de club, de district ou multidistricts</text:p>
          <text:list>
            <text:list-item>
              <text:p text:style-name="P19">À une date précise</text:p>
            </text:list-item>
            <text:list-item>
              <text:p text:style-name="P19">ou sur une période donnée (de date à date, avant ou après une certaine date)</text:p>
            </text:list-item>
          </text:list>
        </text:list-item>
      </text:list>
      <text:h text:style-name="Heading_20_2" text:outline-level="2">Données sur les personnes</text:h>
      <text:p text:style-name="Text_20_body">La gestion des membres via cette interface permettra de préparer les fichiers pour le journal Le Rotarien. Dans cet objectifs, il sera possible de saisir :</text:p>
      <text:list xml:id="list35271725" text:style-name="L8">
        <text:list-item>
          <text:p text:style-name="P23">Les données de base : nom(s), prénom(s), date de naissance</text:p>
        </text:list-item>
        <text:list-item>
          <text:p text:style-name="P23">L'ensemble des coordonnées : adresse(s) postale(s), numéro(s) de téléphone et/ou de fax, adresse(s) e-mail...</text:p>
        </text:list-item>
        <text:list-item>
          <text:p text:style-name="P23">L'ensemble des distinctions<text:note text:id="ftn1" text:note-class="footnote"><text:note-citation>1</text:note-citation><text:note-body><text:p text:style-name="Footnote">Cette liste est normalisée et pourra pas être personnalisée.</text:p></text:note-body></text:note></text:p>
        </text:list-item>
        <text:list-item>
          <text:p text:style-name="P23">La profession<text:note text:id="ftn2" text:note-class="footnote"><text:note-citation>2</text:note-citation><text:note-body><text:p text:style-name="Footnote">Voir note <text:note-ref text:note-class="footnote" text:reference-format="text" text:ref-name="ftn1">1</text:note-ref> page <text:note-ref text:note-class="footnote" text:reference-format="page" text:ref-name="ftn1">8</text:note-ref></text:p></text:note-body></text:note> et le secteur d'activité<text:note text:id="ftn3" text:note-class="footnote"><text:note-citation>3</text:note-citation><text:note-body><text:p text:style-name="Footnote">Voir note <text:note-ref text:note-class="footnote" text:reference-format="text" text:ref-name="ftn1">1</text:note-ref> page <text:note-ref text:note-class="footnote" text:reference-format="page" text:ref-name="ftn1">8</text:note-ref></text:p></text:note-body></text:note></text:p>
        </text:list-item>
      </text:list>
      <text:p text:style-name="Text_20_body">À ces données viennent se rajouter le nom d'utilisateur qui sera utiliser par le membre pour se connecter.</text:p>
      <text:h text:style-name="Heading_20_2" text:outline-level="2"><text:soft-page-break/>Mandats des personnes</text:h>
      <text:p text:style-name="Text_20_body">Chaque personne pourra être rattaché à un ou plusieurs groupes<text:note text:id="ftn4" text:note-class="footnote"><text:note-citation>4</text:note-citation><text:note-body><text:p text:style-name="Footnote">Le terme <text:span text:style-name="T1">groupe</text:span> – dans ce document – peut aussi bien désigner un club Rotary, un district Rotary, une commission quelquonque ou encore un club Rotaract.</text:p></text:note-body></text:note> grâce à des mandats. Un mandat permet de lier une personne à un groupe pour une durée plus ou moins déterminée.</text:p>
      <text:p text:style-name="Text_20_body">Ces mandats pourront induire des droits d'accès ou de regard sur certaines données du groupe pour lequel il est mandaté.</text:p>
      <text:p text:style-name="Text_20_body">Le responsable informatique aura entre autre la charge de mettre à jour ces mandats au fur et à mesure de leur évolution pour son propre club</text:p>
      <text:h text:style-name="Heading_20_1" text:outline-level="1">Site de publication</text:h>
      <text:p text:style-name="Text_20_body">Chaque club, district, multi-district, commission pourra avoir son propre site web. Ces sites web rédactionnels ont pour vocation à servir de support de communication interne et externe<text:note text:id="ftn5" text:note-class="footnote"><text:note-citation>5</text:note-citation><text:note-body><text:p text:style-name="Footnote">Comprendre « Grand public »</text:p></text:note-body></text:note>.</text:p>
      <text:h text:style-name="Heading_20_2" text:outline-level="2">Accès aux articles</text:h>
      <text:p text:style-name="Text_20_body">Ces sites web seront de type rédactionnel : ils permettront de mettre en ligne des articles avec différents niveaux d'accès :</text:p>
      <text:list xml:id="list35273886" text:style-name="L9">
        <text:list-item>
          <text:p text:style-name="P24"><text:span text:style-name="T7">Public</text:span>, accessible au grand public sans la moindre identification.</text:p>
        </text:list-item>
        <text:list-item>
          <text:p text:style-name="P24"><text:span text:style-name="T7">Interne</text:span><text:span text:style-name="T10"> </text:span><text:span text:style-name="T10">(par défaut)</text:span>, réservé à l'ensemble des membres de tous les clubs</text:p>
        </text:list-item>
        <text:list-item>
          <text:p text:style-name="P24"><text:span text:style-name="T7">Privé</text:span>, réservé aux seuls membres du groupe</text:p>
        </text:list-item>
      </text:list>
      <text:p text:style-name="Text_20_body">En outre, seuls les auteurs et le responsable de la publication pourront modifier ces articles.</text:p>
      <text:h text:style-name="Heading_20_2" text:outline-level="2">Cycle de validation des articles</text:h>
      <text:p text:style-name="Text_20_body">Ces articles suivront un cycle de validation, où le responsable de la publication sera le seul à pourvoir mettre les articles en ligne. Le cycle de validation est le suivant :</text:p>
      <text:list xml:id="list35282174" text:style-name="L10">
        <text:list-item>
          <text:p text:style-name="P25">Rédaction</text:p>
        </text:list-item>
        <text:list-item>
          <text:p text:style-name="P25">Proposé à l'évaluation</text:p>
        </text:list-item>
        <text:list-item>
          <text:p text:style-name="P25">Publié en ligne</text:p>
        </text:list-item>
        <text:list-item>
          <text:p text:style-name="P25">Refusé</text:p>
        </text:list-item>
        <text:list-item>
          <text:p text:style-name="P25">À la poubelle</text:p>
        </text:list-item>
      </text:list>
      <text:p text:style-name="Text_20_body">Le responsable de la publication pourra en effet refuser des articles qui ne correspondent pas à ce qui est attendu par le club, district ou commission.</text:p>
      <text:p text:style-name="Text_20_body"><text:span text:style-name="T7">Remarque</text:span> : Un article publié en ligne ne pourra pas être modifié.</text:p>
      <text:h text:style-name="Heading_20_2" text:outline-level="2">Accès au site web</text:h>
      <text:p text:style-name="Text_20_body">Avec ce système de publication, les clubs ne disposant pas de site web auront la possibilité d'en avoir un. Pour les clubs déjà équipés, il sera possible de faire un pont vers leurs sites s'ils souhaitent le conserver.</text:p>
      <text:h text:style-name="Heading_20_3" text:outline-level="3"><text:soft-page-break/>Méthode d'accès classique</text:h>
      <text:p text:style-name="Text_20_body">Chaque site aura son adresse basée sur le nom de son club. Exemple : Pour le club <text:span text:style-name="T1">Nord Bassin (d'Arcachon)</text:span>, l'adresse web du site sera <text:a xlink:type="simple" xlink:href="http://nord-bassin.rotary1690.org/">http://nord-bassin.</text:a><text:a xlink:type="simple" xlink:href="http://nord-bassin.rotary1690.org/">rotary1690</text:a><text:a xlink:type="simple" xlink:href="http://nord-bassin.rotary1690.org/">.org</text:a>.</text:p>
      <text:p text:style-name="Text_20_body">Le code du club (<text:span text:style-name="T8">« nord-bassin »</text:span> dans notre exemple) sera unique et ne sera pas modifiable par le responsable informatique, par contre il sera bien sûr modifiable sur demande après vérification de faisabilité.</text:p>
      <text:h text:style-name="Heading_20_3" text:outline-level="3">Intégration d'un site web existant</text:h>
      <text:p text:style-name="Text_20_body">Si un site web existe déjà, il sera possible de paramétrer :</text:p>
      <text:list xml:id="list35278961" text:style-name="L11">
        <text:list-item>
          <text:p text:style-name="P26">une simple redirection vers le site existant</text:p>
        </text:list-item>
        <text:list-item>
          <text:p text:style-name="P26">l'affectation de la nouvelle adresse pour le site existant</text:p>
        </text:list-item>
      </text:list>
      <text:p text:style-name="Text_20_body">Exemple : Si le club Rotary de Bordeaux souhaite conserver l'adresse de son site <text:s/><text:a xlink:type="simple" xlink:href="http://www.rotarybordeaux.org/">http://www.rotarybordeaux.org</text:a> alors une simple redirection sera utilisée. Si au contraire, le club souhaite utiliser l'adresse <text:span text:style-name="T1">normalisée</text:span><text:span text:style-name="T8">, alors après </text:span><text:span text:style-name="T8">paramétrage</text:span><text:span text:style-name="T8">, le </text:span><text:span text:style-name="T9">site </text:span><text:span text:style-name="T9">existant</text:span><text:span text:style-name="T8"> sera accessible depuis </text:span><text:a xlink:type="simple" xlink:href="http://bordeaux.rotary1690.org/"><text:span text:style-name="T8">http://bordeaux.rot</text:span></text:a><text:a xlink:type="simple" xlink:href="http://bordeaux.rotary1690.org/"><text:span text:style-name="T8">ary1690.org</text:span></text:a><text:span text:style-name="T8">.</text:span></text:p>
      <text:h text:style-name="P38" text:outline-level="2">Rubriques des articles</text:h>
      <text:p text:style-name="P5">Les articles pourront être rangés dans une ou plusieurs rubriques. La liste des rubriques sera fixé au niveau global pour permettre une harmonisation au niveau de chaque club, district, commission... </text:p>
      <text:p text:style-name="P5">Les responsables des rubriques feront évoluer la liste au fur et à mesure des demandes.</text:p>
      <text:p text:style-name="P5">Voici quelques exemples de rubriques possibles :</text:p>
      <text:list xml:id="list35271506" text:style-name="L12">
        <text:list-item>
          <text:p text:style-name="P27">Éloquence</text:p>
        </text:list-item>
        <text:list-item>
          <text:p text:style-name="P27">AIP</text:p>
        </text:list-item>
        <text:list-item>
          <text:p text:style-name="P27">Comité</text:p>
        </text:list-item>
        <text:list-item>
          <text:p text:style-name="P27"><text:span text:style-name="T3">Assemblées </text:span><text:span text:style-name="T3">g</text:span><text:span text:style-name="T3">énérales</text:span></text:p>
        </text:list-item>
      </text:list>
      <text:list xml:id="list35283507" text:style-name="L13">
        <text:list-item>
          <text:p text:style-name="P28">Information générale</text:p>
        </text:list-item>
        <text:list-item>
          <text:p text:style-name="P28">Annonces</text:p>
        </text:list-item>
      </text:list>
      <text:h text:style-name="Heading_20_1" text:outline-level="1">Gestion des événements</text:h>
      <text:p text:style-name="Text_20_body">Les événements permettent d'enregistrer les activités à tous les niveaux (clubs, districts, multi-districts) pour faciliter le suivi et la gestion de ces activités.</text:p>
      <text:p text:style-name="Text_20_body">Concrètement, ils permettent d'organiser une soirée comme d'enregistrer et de faire le suivi d'un Student-Exchange.</text:p>
      <text:h text:style-name="Heading_20_2" text:outline-level="2">Principe général</text:h>
      <text:p text:style-name="Text_20_body">Les besoins liés aux événements sont les suivants :</text:p>
      <text:list xml:id="list35283328" text:style-name="L14">
        <text:list-item>
          <text:p text:style-name="P29">Gestion de la liste des invitations avec la possibilité de sélectionner l'ensemble des personnes présentes dans la base de données (membre ou non membres). Cela permettra de faciliter la création des mailings (e-mails, fax et courrier).</text:p>
        </text:list-item>
        <text:list-item>
          <text:p text:style-name="P29">Gestion des inscriptions en ligne. Cela permettra aussi de produire des feuilles d'émargements.</text:p>
        </text:list-item>
        <text:list-item>
          <text:p text:style-name="P29">Recensement des interventions et rôles de chaque groupe (club, district, commission...) et/ou personnes (membres ou non-membres)</text:p>
        </text:list-item>
        <text:list-item>
          <text:p text:style-name="P29">Gestion des commandes en ligne. Permet de centraliser les recettes autour de l’événement et de calculer le montant des recettes</text:p>
        </text:list-item>
        <text:list-item>
          <text:p text:style-name="P29">Gestion des paiements en ligne en proposant espèces, chèques et carte bancaire via un compte de passage. Les sommes versées sur ce compte seront reversées quotidiennement et en automatique sur le compte du club.</text:p>
        </text:list-item>
        <text:list-item>
          <text:p text:style-name="P29">Création assistée de compte-rendu d’événement</text:p>
        </text:list-item>
        <text:list-item>
          <text:p text:style-name="P29">Certains types d’événements seront recensés et rassemblés dans une page « Agenda ».</text:p>
        </text:list-item>
      </text:list>
      <text:h text:style-name="Heading_20_2" text:outline-level="2">Invitations et inscriptions</text:h>
      <text:p text:style-name="Text_20_body">La création d'un événement se fera par le responsable informatique. L’événement sera une information en direction d'un aréopage de membres et/ou non membres. Avec l'adjonction d'une procédure d'inscription l'événement deviendra un gestionnaire d'activité telle 'une action de club (golf,Loto …) ou purement Rotarienne, assemblée de District ou conférence. Une inscription à un événement pourra contenir plusieurs options comme présence à un repas et pas un autre dans le même événement.</text:p>
      <text:h text:style-name="Heading_20_2" text:outline-level="2"><text:soft-page-break/>Page « Agenda »</text:h>
      <text:p text:style-name="Text_20_body">La page agenda sera gérée automatiquement grâce à la gestion des événements sans aucune intervention humaine supplémentaire.</text:p>
      <text:h text:style-name="Heading_20_1" text:outline-level="1">Ventes en ligne</text:h>
      <text:p text:style-name="P3">Un système de vente en ligne permettra à l'ensemble des clubs de proposer :</text:p>
      <text:list xml:id="list35276939" text:style-name="L15">
        <text:list-item>
          <text:p text:style-name="P30">un moyen de commander en ligne pour les acheteurs</text:p>
        </text:list-item>
        <text:list-item>
          <text:p text:style-name="P30">un moyen de regrouper les commandes pour le vendeur</text:p>
        </text:list-item>
        <text:list-item>
          <text:p text:style-name="P30">un moyen de paiement en ligne.</text:p>
        </text:list-item>
      </text:list>
      <text:p text:style-name="Text_20_body"><text:span text:style-name="T3">Pour des </text:span>raisons techniques et financières, les paiements transiteront via un compte bancaire unique vers le compte bancaire paramétré par le responsable informatique. Ce système de vente en ligne pourra être repris dans le module événement avec inscription.</text:p>
      <text:h text:style-name="P39" text:outline-level="2">Gestion des produits</text:h>
      <text:p text:style-name="P3">Chaque groupe pourra paramétrer la liste des produits en vente et en contrôler les accès (notamment pour les inscriptions payantes dans le cadre des événements).</text:p>
      <text:p text:style-name="P3">Ces produits auront une liste exhaustive de caractéristiques à définir :</text:p>
      <text:list xml:id="list35293832" text:style-name="L16">
        <text:list-item>
          <text:p text:style-name="P31">Nom</text:p>
        </text:list-item>
        <text:list-item>
          <text:p text:style-name="P31">Description</text:p>
        </text:list-item>
        <text:list-item>
          <text:p text:style-name="P31">Tarif</text:p>
        </text:list-item>
        <text:list-item>
          <text:p text:style-name="P31">Stock limité</text:p>
        </text:list-item>
        <text:list-item>
          <text:p text:style-name="P31">Dates de validité</text:p>
        </text:list-item>
        <text:list-item>
          <text:p text:style-name="P31">Inscrire à un événement</text:p>
        </text:list-item>
        <text:list-item>
          <text:p text:style-name="P31">Autoriser l'invitation de personnes tierces</text:p>
        </text:list-item>
        <text:list-item>
          <text:p text:style-name="P31">Niveaux d'accès : public, interne ou privé</text:p>
        </text:list-item>
      </text:list>
      <text:p text:style-name="P3"/>
      <text:h text:style-name="P39" text:outline-level="2">Suivi des ventes et encaissements</text:h>
      <text:p text:style-name="Text_20_body"><text:span text:style-name="T3">Le trésorier aura accès à la liste des ventes et pourra aussi enregistrer les </text:span><text:span text:style-name="T3">règlements</text:span><text:span text:style-name="T3"> de type chèque ou espèces et faire le suivi des impayés.</text:span></text:p>
      <text:h text:style-name="P39" text:outline-level="2">Suivi des virements</text:h>
      <text:p text:style-name="Text_20_body"><text:span text:style-name="T3">Dans un soucis de transparence, une liste </text:span><text:span text:style-name="T6">anonym</text:span><text:span text:style-name="T6">isée</text:span><text:span text:style-name="T3"> des virements pourra être consulté</text:span><text:span text:style-name="T3">e</text:span><text:span text:style-name="T3"> par les membres du club </text:span><text:span text:style-name="T3">seulement</text:span><text:span text:style-name="T3">.</text:span></text:p>
      <text:h text:style-name="Heading_20_1" text:outline-level="1">Enquêtes</text:h>
      <text:p text:style-name="Text_20_body">Il sera possible de faire des enquêtes à destination de différentes personnes d'un groupe ou entité.</text:p>
      <text:p text:style-name="Text_20_body">Chaque groupe aura la possibilité de lancer une enquête. Les enquêtes seront confidentielles ou public au groupe. Il faudra désigner dans chaque groupe un responsable enquête qui gérera celles-ci et si elles sont confidentielles, il sera le seul à les lire. Ce cas sera principalement celui du groupe Student Exchange de la promotion à l'étranger. Ces enquêtes auront une date d'ouverture et de fermeture. Un lien a la disposition du responsable d'enquête lui permettra de lancer l'enquête ou de «rafraichir la mémoire » des étourdis. Au niveau du groupe « club » il sera possible <text:s/>d'utiliser ce processus pour connaître les présents aux apéritifs ou repas. <text:s/></text:p>
      <text:h text:style-name="Heading_20_1" text:outline-level="1"><text:bookmark text:name="__RefHeading__900_405683741"/>Exemples de mandats<text:bookmark-end text:name="__RefHeading__900_405683741"/></text:h>
      <text:p text:style-name="Text_20_body">Vous trouverez dans cette partie des exemples de listes de mandats qui ont été utilisés ou sont utilisés et qui devront être gérés dans le système d'information du Rotary.</text:p>
      <text:h text:style-name="Heading_20_2" text:outline-level="2">Mon propre cas</text:h>
      <text:p text:style-name="Text_20_body">Voici des exemples basés sur mon propre cas.</text:p>
      <text:h text:style-name="Heading_20_3" text:outline-level="3">Au niveau Club (Nord Bassin)</text:h>
      <text:list xml:id="list35269990" text:style-name="L17">
        <text:list-item>
          <text:p text:style-name="P32">Membre depuis Mai 1987</text:p>
        </text:list-item>
        <text:list-item>
          <text:p text:style-name="P32">Membre fondateur</text:p>
        </text:list-item>
        <text:list-item>
          <text:p text:style-name="P32">Protocole 1991-92</text:p>
        </text:list-item>
        <text:list-item>
          <text:p text:style-name="P32">Trésorier 1992-93</text:p>
        </text:list-item>
        <text:list-item>
          <text:p text:style-name="P32">Secrétaire 1993-94</text:p>
        </text:list-item>
        <text:list-item>
          <text:p text:style-name="P32">Vice président 1994-95</text:p>
        </text:list-item>
        <text:list-item>
          <text:p text:style-name="P32">Vice président 1995-96</text:p>
        </text:list-item>
        <text:list-item>
          <text:p text:style-name="P32">Président 1996-97</text:p>
        </text:list-item>
        <text:list-item>
          <text:p text:style-name="P32">Past-président1 1997-98</text:p>
        </text:list-item>
        <text:list-item>
          <text:p text:style-name="P32">Past-président2 1998-99</text:p>
        </text:list-item>
        <text:list-item>
          <text:p text:style-name="P32">Past-président3 1999-00</text:p>
        </text:list-item>
      </text:list>
      <text:h text:style-name="Heading_20_3" text:outline-level="3">Au niveau commission de Club (Nord Bassin)</text:h>
      <text:h text:style-name="Heading_20_4" text:outline-level="4">Jeunesse</text:h>
      <text:list xml:id="list36452698" text:continue-numbering="true" text:style-name="L17">
        <text:list-item>
          <text:p text:style-name="P32">Membre 1990-93</text:p>
        </text:list-item>
        <text:list-item>
          <text:p text:style-name="P32">Membre 1994-en cours</text:p>
        </text:list-item>
        <text:list-item>
          <text:p text:style-name="P32">Président ;1994-en cours</text:p>
        </text:list-item>
      </text:list>
      <text:h text:style-name="Heading_20_4" text:outline-level="4">Fondation</text:h>
      <text:list xml:id="list36435976" text:continue-numbering="true" text:style-name="L17">
        <text:list-item>
          <text:p text:style-name="P32">Membre <text:s/>1995-96</text:p>
        </text:list-item>
      </text:list>
      <text:h text:style-name="Heading_20_4" text:outline-level="4">Liste diffusion</text:h>
      <text:list xml:id="list36462899" text:continue-numbering="true" text:style-name="L17">
        <text:list-item>
          <text:p text:style-name="P32">Membre 2010-11</text:p>
        </text:list-item>
        <text:list-item>
          <text:p text:style-name="P32">Listmaster 2010-en cours</text:p>
        </text:list-item>
      </text:list>
      <text:h text:style-name="Heading_20_3" text:outline-level="3"><text:soft-page-break/>Au niveau commission du District (1690)</text:h>
      <text:h text:style-name="Heading_20_4" text:outline-level="4">Student Echange</text:h>
      <text:list xml:id="list35282873" text:style-name="L18">
        <text:list-item>
          <text:p text:style-name="P33">Membre1996-en cours</text:p>
        </text:list-item>
        <text:list-item>
          <text:p text:style-name="P33">Responsable internet 2011-en cours</text:p>
        </text:list-item>
      </text:list>
      <text:h text:style-name="P15" text:outline-level="5">Sympa Z<text:span text:style-name="T11">one 12</text:span></text:h>
      <text:list xml:id="list36450303" text:continue-numbering="true" text:style-name="L18">
        <text:list-item>
          <text:p text:style-name="P33">Membre 1996-en cours</text:p>
        </text:list-item>
      </text:list>
      <text:h text:style-name="Heading_20_4" text:outline-level="4">Informatique</text:h>
      <text:list xml:id="list36435680" text:continue-numbering="true" text:style-name="L18">
        <text:list-item>
          <text:p text:style-name="P33">Listmaster 2011-en cours</text:p>
        </text:list-item>
        <text:list-item>
          <text:p text:style-name="P33">Responsable serveur 2008-en cours</text:p>
        </text:list-item>
      </text:list>
      <text:h text:style-name="P41" text:outline-level="3">Au <text:span text:style-name="T12">niveau</text:span> Multidistrict</text:h>
      <text:p text:style-name="P8">Aucun mandat à ce niveau-là.</text:p>
      <text:h text:style-name="P41" text:outline-level="3">Au Niveau Rotex</text:h>
      <text:list xml:id="list36458977" text:continue-numbering="true" text:style-name="L18">
        <text:list-item>
          <text:p text:style-name="P34">Membre <text:span text:style-name="T13">2007</text:span>-en cours</text:p>
        </text:list-item>
        <text:list-item>
          <text:p text:style-name="P33">Membre fondateur</text:p>
        </text:list-item>
      </text:list>
      <text:h text:style-name="P13" text:outline-level="4"><text:span text:style-name="T11">Conseil</text:span> administration</text:h>
      <text:list xml:id="list36443551" text:continue-numbering="true" text:style-name="L18">
        <text:list-item>
          <text:p text:style-name="P33">Membre 2007-en cours</text:p>
        </text:list-item>
      </text:list>
      <text:h text:style-name="P14" text:outline-level="4">Informatique</text:h>
      <text:list xml:id="list36462868" text:continue-numbering="true" text:style-name="L18">
        <text:list-item>
          <text:p text:style-name="P33">Responsable internet 2007-en cours</text:p>
        </text:list-item>
      </text:list>
      <text:p text:style-name="P11"/>
      <text:h text:style-name="Heading_20_1" text:outline-level="1">Annexes<office:annotation><dc:creator>Brice TEXIER</dc:creator><dc:date>2012-05-09T22:27:41.76</dc:date><text:p text:style-name="P42"><text:span text:style-name="T14">D'autres infos à lister ?</text:span></text:p></office:annotation></text:h>
      <text:h text:style-name="Heading_20_2" text:outline-level="2">Contraintes techniques</text:h>
      <text:p text:style-name="Text_20_body">La principale contrainte technique est de limiter au maximum toutes ce qui pourrait présenter une difficulté pour les responsables informatiques qui seront les plus utilisateurs du système.</text:p>
      <text:h text:style-name="Heading_20_2" text:outline-level="2">Contraintes financières</text:h>
      <text:p text:style-name="Text_20_body">Limiter au maximum le coût de mise en œuvre du système <text:span text:style-name="T1">via</text:span> notamment l'utilisation de logiciels libres.</text:p>
      <text:h text:style-name="Heading_20_2" text:outline-level="2">Conditions d'utilisation</text:h>
      <text:p text:style-name="P6">L’éditeur du Site est propriétaire et exploitant du site Rotary District 1690</text:p>
      <text:p text:style-name="P6">Le site Internet Rotary District 1690 est hébergé par :</text:p>
      <text:p text:style-name="P7">Rotary District 1690 ci-après dénommé l'Hébergeur</text:p>
      <text:p text:style-name="Titre_20_licence">ACCEPTATION DES CONDITIONS INHERENTES À L'UTILISATION</text:p>
      <text:p text:style-name="P9">L'éditeur du Site détient et exploite ce site web. Son utilisation implique que vous acceptez l’ensemble des termes, conditions et notifications contenus et cités dans ce document (les «conditions d’utilisation»). Ces conditions générales d’utilisation ne s’applique qu’au site web et aux services de ce Site, et à aucun site tiers. Si vous n'acceptez pas ces conditions d'utilisation, veuillez ne pas utiliser ce site. Nous nous réservons le droit, à notre discrétion, de mettre à jour ou de modifier les conditions d'utilisation. Par conséquent, veuillez vérifier régulièrement ces dernières afin de savoir si elles ont été modifiées. Nous considérons que vous acceptez une modification des conditions d'utilisation si vous continuez à utiliser le site après publication de cette modification.</text:p>
      <text:p text:style-name="Titre_20_licence">DROITS DE PROPRIETE</text:p>
      <text:p text:style-name="P9">Vous reconnaissez et acceptez que L’ensemble du contenu et des éléments disponibles sur ce site - en particulier, mais de façon non limitative, les cartes, les programmes et logiciels, les bases de données, le texte, les photos, les films, les sons, la musique, la présentation et les logos - sont protégés par des copyright, droits de protection de base de données, marques déposées, marques de service, brevets, secrets industriels ou autres droits et lois sur la propriété. Le contenu et les éléments disponibles sont, soit exclusivement détenus et contrôlés par l'éditeur du Site, soit utilisés sous licence. Ces conditions d'utilisation s'appliquent à tout le contenu et à tous les éléments disponibles sur le site. De <text:soft-page-break/>plus, lorsque vous utilisez un contenu et des éléments sous licence d'un tiers, il est possible que vous soyez lié par les contrats de licence de ce dernier. Lorsque vous recevez des informations provenant d'un tiers, l'identité de celui-ci vous est indiquée par un logo ou par une autre indication.</text:p>
      <text:p text:style-name="Titre_20_licence">CONCESSION DE LICENCE LIMITEE</text:p>
      <text:p text:style-name="Preformatted_20_Text">Le contenu et les éléments disponibles sur ce site peuvent contenir d'autres avis de propriété ou décrire des produits, services, processus ou technologies appartenant; à des tiers. Aucune partie du présent document ne doit être considérée comme constituant une licence accordée à l'utilisateur sur un copyright, une marque, un brevet ou tout autre droit de propriété intellectuelle détenu par une tierce partie, à L’exception du droit d'utilisation limité qui est expressément défini ci-dessous: Dans le cadre d'une licence non exclusive et non transférable, vous êtes autorisé à imprimer ou à télécharger un exemplaire des éléments ou du contenu de ce site vers un seul ordinateur individuel pour votre utilisation personnelle et non commerciale, à condition que vous gardiez intacts tous les avis de copyright et de propriété. Vous pouvez utiliser le site à des fins légales et pour votre utilisation personnelle, mais en aucun cas dans un but lucratif ou commercial. Si vous souhaitez des éléments d'information pour rédiger un article sur le site, un dossier presse est disponible à votre demande, seules les photos contenues dans ce dossier presse peuvent être publiées. Vous vous engagez à ne jamais vendre, céder sous licence, louer, distribuer, transmettre, copier, reproduire, présenter publiquement, exécuter publiquement, publier, adapter, éditer, modifier, décompiler, désassembler ce contenu ou ces éléments, et à ne jamais reconstituer la logique du programme, ni créer d’œuvre dérivée à partir de ce contenu ou de ces éléments. Vous vous engagez à ne jamais utiliser le contenu ou les éléments disponibles sur le site dans un quelconque but commercial. La récupération systématique de données ou autre depuis ce site pour créer ou établir, directement ou indirectement, une collection, une compilation, une base de données ou un répertoire sans l'autorisation écrite de L'éditeur du Site est interdite. En outre, l'utilisation du contenu ou des éléments à toute fin non expressément autorisée dans ces conditions d'utilisation est interdite. Vous ne jouissez d'aucun droit de propriété sur le contenu, les éléments et leurs dérivés, et l'éditeur du Site est le seul détenteur de tels droits. </text:p>
      <text:p text:style-name="Preformatted_20_Text">Le non-respect de l'une des clauses de ces conditions d'utilisation mettra fin à cette licence automatiquement et sans préavis de la part de l'éditeur du Site.</text:p>
      <text:p text:style-name="Titre_20_licence">UTILISATION DU SITE WEB</text:p>
      <text:p text:style-name="Preformatted_20_Text">Vous n'êtes pas autorisé à utiliser le site ou ses services à des fins illégales telles que la publication, la distribution ou la diffusion d'un élément ou d'une information illégale, et en particulier: toutes données privatives appartenant à un tiers, notamment les marques déposées et données protégées par copyright (autres que celles pour lesquelles vous possédez une licence); tout contenu erroné, diffamatoire, obscène, raciste ou insistant à la haine; tout contenu visant à harceler un tiers ou à compromettre sa vie privée; tout contenu incitant au crime, au suicide ou à la discrimination, à la haine ou à la violence pour des motifs de différence raciale, ethnique ou de nationalité; tout contenu susceptible de nuire à des utilisateurs mineurs ou de porter atteinte à la dignité humaine; tout contenu faisant l'éloge du nazisme ou niant l'holocauste. En outre, vous ne devez pas utiliser le site dans le but de recueillir des informations personnelles, notamment des adresses Internet, concernant <text:soft-page-break/>d'autres utilisateurs du site.</text:p>
      <text:p text:style-name="Titre_20_licence">EXCLUSION DE GARANTIE</text:p>
      <text:p text:style-name="Preformatted_20_Text">Tout contenu est propre au site Rotary District 1690. Ce site peut contenir des inexactitudes techniques ou des erreurs typographiques. L'éditeur du Site se réserve le droit de modifier ou de supprimer toute information ou contenu apparaissant sur ce site sans avis préalable. Ni l'éditeur du Site ni ses fournisseurs de contenu, ni la société prestataire des services Internet permettant de faire fonctionner cette application web, n'offrent de garantie quant à leur contenu. L'utilisateur assume tous les risques d'utilisation. Aucune responsabilité n'incombe à l'éditeur du Site, à ses fournisseurs, ou ses prestataires de services, quand à l'utilisation des éléments d'information contenus dans ce site Web.</text:p>
      <text:p text:style-name="Preformatted_20_Text"/>
      <text:p text:style-name="Preformatted_20_Text">LE CONTENU ET LES ELEMENTS FOURNIS SUR CE SITE LE SONT SANS AUCUNE GARANTIE, IMPLICITE OU EXPLICITE. AUCUN AVIS NI AUCUNE INFORMATION FOURNIS PAR L'EDITEUR DU SITE OU L'HEBERGEUR, LEURS SOCIETES MÈRES OU AFFILIEES OU LEURS EMPLOYES RESPECTIFS </text:p>
      <text:p text:style-name="Preformatted_20_Text">NE PEUT CREER DE GARANTIE. NI L'EDITEUR DU SITE, NI L'HEBERGEUR, NI LEURS SOCIETES MÈRES OU AFFILIEES NE GARANTISSENT LA PRECISION, LA FIABILITE ET L'EXACTITUDE DU CONTENU ET DES ELEMENTS DU SITE; NI LA DISPONIBILITE DU SITE EN TOUT LIEU ET À TOUT MOMENT; NI L'ABSENCE DE VIRUS OU D'AUTRE ELEMENT NUISIBLE DANS LE CONTENU, LES INFORMATIONS ET LES LOGICIELS, ET DANS TOUT ELEMENT ACCESSIBLE À PARTIR DU SITE.LIMITATION DE RESPONSABILITE L'EDITEUR DU SITE, L'HEBERGEUR, LEURS SOCIETES MÈRES OU AFFILIEES, PARTENAIRES, FILIALES OU CONCEDANTS DE LICENCE NE SONT EN AUCUN CAS RESPONSABLES DE DOMMAGES DIRECTS OU INDIRECTS - Y COMPRIS, MAIS DE FAÇON NON LIMITATIVE, DE LA PERTE DE BENEFICE, DE CLIENTÈLE OU DE DONNEES - DUS À L'UTILISATION OU À L'INCAPACITE D'UTILISER LE SITE OU LE CONTENU ET LES ELEMENTS AUXQUELS CELUI-CI PERMET D'ACCEDER. CETTE LIMITATION S'APPLIQUE, EN MATIÈRE DELICTUELLE COMME CONTRACTUELLE, MÊME SI L'EDITEUR DU SITE, OU L'HEBERGEUR N'ONT ETE INFORME DE LA POSSIBILITE D'UN TEL DOMMAGE.</text:p>
      <text:p text:style-name="Titre_20_licence">INDEMNISATION</text:p>
      <text:p text:style-name="Preformatted_20_Text">A sa demande, vous vous engagez à indemniser l'éditeur du Site, ses sociétés mères ou affiliées, partenaires, filiales ou concédants de licence ainsi que leurs employés, contractants, agents et dirigeants, en cas de mise en cause de leur responsabilité, ainsi que de réclamations et frais (dont honoraires d'avocat) découlant de votre utilisation ou de vos erreurs dans l'utilisation du site. Dans la mesure du possible, vous acceptez de coopérer avec L'éditeur du Site pour sa défense dans le cadre de toute affaire dans laquelle vous devriez offrir une indemnisation.</text:p>
      <text:p text:style-name="Titre_20_licence">SITES TIERS</text:p>
      <text:p text:style-name="Preformatted_20_Text">Aucune référence à des produits, services, processus, liens hypertexte de tiers ou autre information par citation d'un nom de marque, d'une marque déposée, d'un fabricant, d'un fournisseur ou autre ne constitue ni ne sous-entend une approbation, caution ou recommandation de la part de l'éditeur du Site, de ses sociétés mères ou affiliées, partenaires, filiales ou concédants de licence. De plus, le site peut vous mettre en relation avec d'autres sites Internet par le biais notamment de recherches automatiques, mais ces sites ne sont pas sous le contrôle de l'éditeur du Site. Vous reconnaissez que L'éditeur du Site n'est pas responsable de l’exactitude, du respect de copyright, de la légalité, de la décence ou de tout autre aspect des sites tiers. </text:p>
      <text:p text:style-name="Preformatted_20_Text">Tout lien hypertexte provenant d’un site tiers et aboutissant sur ce <text:soft-page-break/>site nécessite l'accord préalable de L'éditeur du Site, et en particulier les liens vers une page autre que la page d'accueil. La demande d'un tel accord peut être faite en adressant un courrier à l'aide du formulaire de contact disponible sur ce site.</text:p>
      <text:p text:style-name="P12">POLITIQUE DE CONFIDENTIALITE</text:p>
      <text:p text:style-name="Preformatted_20_Text">L'éditeur du site a pour principe de protéger la vie privée de ses utilisateurs. Vous disposez en pied de page de chaque page du site d'un lien vers la politique de confidentialité (Déclaration de confidentialité) mis en place par l'éditeur du site. Veuillez la consulter. </text:p>
      <text:p text:style-name="Titre_20_licence">CONCESSION PAR L'UTILISATEUR D'UNE LICENCE LIMITEE A L'EDITEUR DU SITE</text:p>
      <text:p text:style-name="P10">En publiant, soumettant ou transmettant de toute autre manière des informations, un contenu ou des éléments vers ce site, y compris, mais de façon non limitative, des feedbacks (retour d'informations), données, réponses, questions, commentaires, suggestions, projets, idées, etc., sauf cas prévu par la loi, vous autorisez L'éditeur du Site, ses sociétés mères et affiliées, partenaires, filiales et titulaires de licence, à utiliser, reproduire, afficher, exécuter, adapter, modifier, distribuer, faire distribuer et promouvoir les informations, le contenu ou les éléments sous quelque forme que ce soit, en quelque lieu que ce soit et pour quelque but commercial ou non que ce soit, sans émettre de restriction ni attendre de compensation, et vous garantissez et déclarez que vous possédez, ou contrôlez d'une autre manière, tous les droits liés au contenu et que la diffusion publique et l'utilisation de votre contenu par </text:p>
      <text:p text:style-name="Preformatted_20_Text">L'éditeur du Site n'affectera et n'enfreindra pas les droits d'un tiers.</text:p>
      <text:p text:style-name="Titre_20_licence">CONSENTEMENT DE L'UTILISATEUR RELATIF A LA VERIFICATION ET LA DIVULGATION</text:p>
      <text:p text:style-name="Preformatted_20_Text">L'éditeur du Site n'a pas d'obligation de vérification des informations résidant sur son site ou transmises à celui-ci. Cependant, toute personne utilisant le site accepte que l'éditeur du Site vérifie périodiquement le contenu de celui-ci, (1) pour se conformer à une loi, à un règlement ou à une demande des autorités; (2) pour faire fonctionner le site correctement ou pour se protéger et protéger ses utilisateurs; ou (3) pour toute autre raison, à sa seule discrétion. </text:p>
      <text:p text:style-name="Preformatted_20_Text">L'éditeur du Site se réserve le droit de modifier, de refuser ou de supprimer toute information résidant sur le site ou transmise à celui-ci si l'éditeur du Site considère, à sa seule discrétion, que cette information est inacceptable ou en infraction avec les présentes conditions d'utilisation. Sauf cas prévu par la loi, si un utilisateur des données de ce site fournit à ce Site des informations, y compris, mais de façon non limitative, des données, réponses, questions, commentaires, suggestions, projets, idées, etc., ces informations seront considérées comme non confidentielles et L'éditeur du Site ne s'engage pas à les protéger de la divulgation. </text:p>
      <text:p text:style-name="Titre_20_licence">PROCEDURE DE RECLAMATION POUR CONTREFAÇON</text:p>
      <text:p text:style-name="Preformatted_20_Text">Si vous pensez que votre travail a été copié et qu'il est accessible sur ce site d'une manière constituant une contrefaçon, vous pouvez en informer L'éditeur du Site par l'intermédiaire du formulaire de contact mis à disposition sur ce site.</text:p>
      <text:p text:style-name="Titre_20_licence"><text:soft-page-break/>LOI APPLICABLE ET TRIBUNAL COMPETENT</text:p>
      <text:p text:style-name="Preformatted_20_Text">Ces conditions d'utilisation seront régies et interprétées par les lois Françaises. Les contrats de licence régissant votre utilisation d'éléments tiers sur le site peuvent contenir des dispositions exigeant l'intervention de tribunaux étrangers pour la résolution de litiges liés à ces contrats. Lorsque vous recevez des informations provenant d'un tiers, un logo ou une autre indication apparaît pour vous permettre d'identifier celui-ci.</text:p>
      <text:p text:style-name="Titre_20_licence">DIVISIBILITE ET INTEGRALITE</text:p>
      <text:p text:style-name="Preformatted_20_Text">Sauf mention contraire dans le présent document, cet accord constitue la totalité du contrat passé entre vous et l'éditeur du Site en ce qui concerne le site, et il annule et remplace toutes les communications et propositions antérieures ou simultanées (qu'elles soient orales, écrites ou électroniques) relatives à ce site entre vous et l'éditeur du Site, ses sociétés mères ou affiliées ou concédants de licence. Si une partie de ces conditions d'utilisation était considérée comme invalide ou inapplicable, elle devrait être interprétée selon la loi en vigueur de manière à identifier au mieux les intentions initiales des parties, et le reste des présentes des conditions demeurera en vigueur.</text:p>
      <text:p text:style-name="Titre_20_licence">RESILIATION</text:p>
      <text:p text:style-name="Preformatted_20_Text">L'éditeur du Site se réserve le droit, à sa seule discrétion, de mettre fin à votre accès à la totalité ou à une partie de ce site, avec ou sans préavis. </text:p>
      <text:p text:style-name="P12">EXPORTATION</text:p>
      <text:p text:style-name="Preformatted_20_Text">Vous vous engagez à ne jamais exporter vers quelque destination que ce soit toute partie du contenu ou des éléments qui vous sont fournis, ou tout produit directement obtenu par ce contenu ou ces éléments, sauf si cela est en conformité avec les lois, règlements et règles en vigueur en matière d'exportation. </text:p>
      <text:p text:style-name="Titre_20_licence">AVIS DE COPYRIGHT ET DE MARQUES DEPOSEES</text:p>
      <text:p text:style-name="Preformatted_20_Text">Rotary District 1690. Tous droits réservés. La reproduction de tout élément du présent site ou de tout autre contenu se trouvant sur le site web autre que ceux expressément envisagés dans le présent document est strictement interdite. L'utilisation de tous les documents et graphiques associés ainsi que de tout autre élément fourni sur ce site web est soumise aux conditions d'utilisation figurant ci-dessus. Marques déposées. Le nom Rotary District 1690, son logo, ainsi que tous les noms de produits et de services, dessins marques et slogans s'y rapportant sont des marques déposées, marques de service ou marques de commerce déposées de l'éditeur du Site, et ils ne peuvent pas être utilisés à des fins commerciales sans sont consentement écrit préalable. Toutes les autres marques de produits et de services de ce site sont des marques déposées de leurs propriétaires respectifs.</text:p>
      <text:p text:style-name="Titre_20_licence">AUTRES AVIS DE COPYRIGHT</text:p>
      <text:p text:style-name="Preformatted_20_Text">Les autres avis de copyright concernent les données provenant de tiers utilisées pour créer ce service Internet.</text:p>
      <text:p text:style-name="Titre_20_licence">CONTACT</text:p>
      <text:p text:style-name="Preformatted_20_Text">Pour obtenir davantage d'informations relatives aux questions juridiques contenues dans ces conditions d'utilisation, ou à des <text:soft-page-break/>questions ou problèmes concernant ce service, veuillez écrire en utilisant le formulaire de contact mis à votre disposition sur ce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nux Biolinum" svg:font-family="'Linux Biolinum'" style:font-adornments="Normal" style:font-pitch="variable"/>
    <style:font-face style:name="Linux Biolinum Slanted" svg:font-family="'Linux Biolinum Slanted'" style:font-adornments="Bold Slanted"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nux Biolinum"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fo:font-size="14pt" fo:font-style="normal" fo:font-weight="normal"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199cm" fo:margin-bottom="0.101cm" fo:orphans="2" fo:widows="2" style:page-number="auto">
        <style:tab-stops/>
      </style:paragraph-properties>
      <style:text-properties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auto-update="true" style:class="chapter" style:master-page-name="">
      <style:paragraph-properties fo:margin-left="1cm" fo:margin-right="1cm" fo:margin-top="9.999cm" fo:margin-bottom="2cm" fo:text-align="center" style:justify-single-word="false" fo:text-indent="0cm" style:auto-text-indent="false" style:page-number="auto" fo:break-before="auto" fo:break-after="auto" fo:background-color="#ffff00" fo:padding="0.049cm" fo:border="0.035cm solid #ff0000" style:shadow="none">
        <style:tab-stops/>
        <style:drop-cap/>
        <style:background-image/>
      </style:paragraph-properties>
      <style:text-properties fo:font-variant="normal" fo:text-transform="none" fo:color="#0084d1" fo:font-size="250%" fo:font-weight="bold" fo:background-color="#ffff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70%"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0.21cm" fo:text-indent="0cm" style:auto-text-indent="false" style:page-number="auto" fo:break-before="page" fo:background-color="#0084d1" fo:padding="0.049cm" fo:border="0.002cm solid #ff0000" style:shadow="none">
        <style:tab-stops/>
        <style:background-image/>
      </style:paragraph-properties>
      <style:text-properties fo:color="#ffff00"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2cm" fo:margin-bottom="0.21cm" fo:text-indent="0cm" style:auto-text-indent="false" style:page-number="auto" fo:break-before="page" text:number-lines="false" text:line-number="0"/>
      <style:text-properties fo:color="#000080"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0.34cm" style:auto-text-indent="false" style:page-number="auto" fo:padding="0cm" fo:border-left="none" fo:border-right="none" fo:border-top="none" fo:border-bottom="0.002cm solid #808080" style:shadow="none"/>
      <style:text-properties fo:color="#0084d1" style:font-name="Linux Biolinum Slanted" fo:font-size="13pt" fo:font-style="normal" fo:font-weight="bold" fo:background-color="#ffff00"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fo:background-color="#cccccc">
        <style:tab-stops/>
        <style:background-image/>
      </style:paragraph-properties>
      <style:text-properties fo:font-size="12pt" fo:font-style="italic" fo:font-weight="bold" fo:background-color="#cccccc"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36cm" fo:margin-right="0cm" fo:text-indent="1.94cm" style:auto-text-indent="false" fo:background-color="transparent">
        <style:tab-stops/>
        <style:background-image/>
      </style:paragraph-properties>
      <style:text-properties fo:font-size="10.5pt" fo:font-style="italic" style:text-underline-style="solid" style:text-underline-width="auto" style:text-underline-color="#0084d1" fo:font-weight="bold" fo:background-color="transparent"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text-indent="2.54cm" style:auto-text-indent="false">
        <style:tab-stops/>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transparent">
        <style:background-image/>
      </style:paragraph-properties>
      <style:text-properties style:font-name="Liberation Mono" fo:font-size="10pt" style:font-name-asian="NSimSun" style:font-size-asian="10pt" style:font-name-complex="Courier New" style:font-size-complex="10pt"/>
    </style:style>
    <style:style style:name="Titre_20_licence" style:display-name="Titre licence" style:family="paragraph" style:parent-style-name="Preformatted_20_Text" style:class="html" style:master-page-name="">
      <style:paragraph-properties fo:margin-left="1cm" fo:margin-right="1cm" fo:margin-top="0.4cm" fo:margin-bottom="0.199cm" fo:text-align="center" style:justify-single-word="false" fo:widows="2" fo:text-indent="0cm" style:auto-text-indent="false" style:page-number="aut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cm" style:num-format="1" text:number-position="left" text:increment="1"/>
  </office:styles>
  <office:automatic-styles>
    <style:style style:name="MP1" style:family="paragraph" style:parent-style-name="Header">
      <style:paragraph-properties fo:padding="0cm" fo:border-left="none" fo:border-right="none" fo:border-top="none" fo:border-bottom="0.002cm solid #808080" style:shadow="none"/>
      <style:text-properties fo:color="#808080"/>
    </style:style>
    <style:style style:name="MP2" style:family="paragraph" style:parent-style-name="Footer">
      <style:paragraph-properties fo:padding="0cm" fo:border-left="none" fo:border-right="none" fo:border-top="0.002cm solid #808080" fo:border-bottom="none" style:shadow="none"/>
      <style:text-properties fo:color="#808080" style:font-size-asian="10.5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C2000001C2EAD3FF8B.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Recensement des besoins pour le SI du Rotary</text:title><text:tab/><text:tab/><text:chapter text:display="number" text:outline-level="1"/> <text:chapter text:display="name" text:outline-level="1"/></text:p>
      </style:header>
      <style:footer>
        <text:p text:style-name="MP2"><text:tab/>Page <text:page-number text:select-page="current">23</text:page-number> sur <text:page-count>23</text:page-count></text:p>
      </style:footer>
    </style:master-page>
    <style:master-page style:name="First_20_Page" style:display-name="First Page" style:page-layout-name="Mpm2" style:next-style-name="Index">
      <style:footer>
        <text:p text:style-name="Footer"><text:tab/>Mis à jour le <text:modification-date style:data-style-name="N79">dimanche 20 mai 2012</text:modification-date> à <text:modification-time style:data-style-name="N41">16:31:36</text:modification-time> (Révision <text:editing-cycles>87</text:editing-cycles>)</text:p>
      </style:footer>
    </style:master-page>
    <style:master-page style:name="Right_20_Page" style:display-name="Right Page" style:page-layout-name="Mpm3" style:next-style-name="Left_20_Page">
      <style:footer>
        <text:p text:style-name="Footer"><text:tab/><text:tab/><text:page-number text:select-page="current">23</text:page-number></text:p>
      </style:footer>
    </style:master-page>
    <style:master-page style:name="Left_20_Page" style:display-name="Left Page" style:page-layout-name="Mpm4" style:next-style-name="Right_20_Page">
      <style:footer>
        <text:p text:style-name="Footer"><text:page-number text:select-page="current">23</text:page-number></text:p>
      </style:footer>
    </style:master-page>
    <style:master-page style:name="Index"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8T22:16:18</meta:creation-date>
    <meta:editing-duration>PT12H16M32S</meta:editing-duration>
    <meta:editing-cycles>87</meta:editing-cycles>
    <meta:generator>LibreOffice/3.3$Win32 LibreOffice_project/330m19$Build-202</meta:generator>
    <meta:initial-creator>Brice TEXIER</meta:initial-creator>
    <dc:date>2012-05-20T16:31:35.58</dc:date>
    <meta:print-date>2012-05-20T16:03:50.64</meta:print-date>
    <dc:title>Recensement des besoins pour le SI du Rotary</dc:title>
    <dc:creator>Michel GIL ANTOLI</dc:creator>
    <meta:printed-by>Michel GIL ANTOLI</meta:printed-by>
    <meta:document-statistic meta:table-count="0" meta:image-count="0" meta:object-count="0" meta:page-count="23" meta:paragraph-count="287" meta:word-count="5061" meta:character-count="31777"/>
    <meta:user-defined meta:name="Auteurs">Michel GIL ANTOLI, Brice TEXIER</meta:user-defined>
    <meta:user-defined meta:name="Client">District Rotary 1690</meta:user-defined>
    <meta:user-defined meta:name="Langue">Français</meta:user-defined>
  </office:meta>
</office:document-meta>
</file>